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8.817cm" fo:margin-left="-1.196cm" table:align="left"/>
    </style:style>
    <style:style style:name="Tabla1.A" style:family="table-column">
      <style:table-column-properties style:column-width="8.495cm"/>
    </style:style>
    <style:style style:name="Tabla1.B" style:family="table-column">
      <style:table-column-properties style:column-width="10.322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style:min-row-height="0.718cm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29" style:family="table-row">
      <style:table-row-properties style:min-row-height="0.818cm"/>
    </style:style>
    <style:style style:name="Tabla1.32" style:family="table-row">
      <style:table-row-properties style:min-row-height="0.778cm"/>
    </style:style>
    <style:style style:name="P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paragraph-rsid="0002aa82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b63a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d58e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e62e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e06a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f146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c9d1c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401cd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40e8a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511b8" officeooo:paragraph-rsid="004511b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6d617" officeooo:paragraph-rsid="0046d61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0c5" officeooo:paragraph-rsid="004a70c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0c5" officeooo:paragraph-rsid="004a7e9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e96" officeooo:paragraph-rsid="004a7e9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fa1d" officeooo:paragraph-rsid="0046d61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fa1d" officeooo:paragraph-rsid="0048754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e1a9d" officeooo:paragraph-rsid="004e1a9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8" style:family="paragraph" style:parent-style-name="Preformatted_20_Text">
      <style:text-properties style:font-name="Candara" fo:font-size="10pt" style:font-size-asian="10pt" style:font-size-complex="10pt"/>
    </style:style>
    <style:style style:name="P19" style:family="paragraph" style:parent-style-name="Preformatted_20_Text">
      <style:text-properties style:font-name="Candara" fo:font-size="10pt" officeooo:paragraph-rsid="0004587d" style:font-size-asian="10pt" style:font-size-complex="10pt"/>
    </style:style>
    <style:style style:name="P20" style:family="paragraph" style:parent-style-name="Preformatted_20_Text">
      <style:text-properties style:font-name="Candara" fo:font-size="12pt" fo:font-weight="bold" officeooo:paragraph-rsid="0002aa82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style:font-name="Candara" fo:font-size="12pt" fo:font-weight="bold" officeooo:rsid="002b63a8" officeooo:paragraph-rsid="002b63a8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officeooo:paragraph-rsid="0040e8a3"/>
    </style:style>
    <style:style style:name="P23" style:family="paragraph" style:parent-style-name="Preformatted_20_Text">
      <style:paragraph-properties fo:text-align="start" style:justify-single-word="false"/>
      <style:text-properties officeooo:paragraph-rsid="0040fa1d"/>
    </style:style>
    <style:style style:name="P24" style:family="paragraph" style:parent-style-name="Preformatted_20_Text">
      <style:paragraph-properties fo:text-align="start" style:justify-single-word="false"/>
      <style:text-properties officeooo:paragraph-rsid="0043c3d8"/>
    </style:style>
    <style:style style:name="P25" style:family="paragraph" style:parent-style-name="Preformatted_20_Text">
      <style:paragraph-properties fo:text-align="start" style:justify-single-word="false"/>
      <style:text-properties officeooo:paragraph-rsid="0048754f"/>
    </style:style>
    <style:style style:name="P26" style:family="paragraph" style:parent-style-name="Preformatted_20_Text">
      <style:paragraph-properties fo:text-align="start" style:justify-single-word="false"/>
      <style:text-properties officeooo:paragraph-rsid="004c9eec"/>
    </style:style>
    <style:style style:name="P27" style:family="paragraph" style:parent-style-name="Preformatted_20_Text">
      <style:paragraph-properties fo:text-align="start" style:justify-single-word="false"/>
      <style:text-properties officeooo:paragraph-rsid="004eafaf"/>
    </style:style>
    <style:style style:name="P28" style:family="paragraph" style:parent-style-name="Preformatted_20_Text">
      <style:paragraph-properties fo:text-align="start" style:justify-single-word="false"/>
      <style:text-properties officeooo:rsid="004eafaf" officeooo:paragraph-rsid="004eafaf"/>
    </style:style>
    <style:style style:name="P29" style:family="paragraph" style:parent-style-name="Standard">
      <style:text-properties style:font-name="Candara" fo:font-size="10pt" officeooo:paragraph-rsid="0004587d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b5965" officeooo:paragraph-rsid="001f15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b63a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d58ef" officeooo:paragraph-rsid="002d58e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e62e7" officeooo:paragraph-rsid="002e62e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c9d1c" officeooo:paragraph-rsid="003c9d1c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f1460" officeooo:paragraph-rsid="003f146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1cd6" officeooo:paragraph-rsid="00401cd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e8a3" officeooo:paragraph-rsid="0040e8a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fa1d" officeooo:paragraph-rsid="0040fa1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1deaa" officeooo:paragraph-rsid="0041deaa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3c3d8" officeooo:paragraph-rsid="0043c3d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3c3d8" officeooo:paragraph-rsid="004511b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3c3d8" officeooo:paragraph-rsid="0048754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8754f" officeooo:paragraph-rsid="0048754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0c5" officeooo:paragraph-rsid="004a70c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e96" officeooo:paragraph-rsid="004a7e9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c9eec" officeooo:paragraph-rsid="004c9eec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e1a9d" officeooo:paragraph-rsid="004e1a9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eafaf" officeooo:paragraph-rsid="004eafa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officeooo:paragraph-rsid="0046d617"/>
    </style:style>
    <style:style style:name="P5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eafaf" officeooo:paragraph-rsid="004eafa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1" style:family="paragraph" style:parent-style-name="Preformatted_20_Text">
      <style:paragraph-properties fo:text-align="start" style:justify-single-word="false"/>
      <style:text-properties officeooo:paragraph-rsid="0050ade4"/>
    </style:style>
    <style:style style:name="P52" style:family="paragraph" style:parent-style-name="Table_20_Contents">
      <style:paragraph-properties fo:text-align="start" style:justify-single-word="false"/>
      <style:text-properties style:font-name="Candara" fo:font-size="11pt" officeooo:rsid="0050ade4" officeooo:paragraph-rsid="0050ade4" style:font-size-asian="11pt" style:font-size-complex="11pt"/>
    </style:style>
    <style:style style:name="T1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e8a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fa1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1deaa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3c3d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6d61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7c67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8754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e9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c9eec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e1a9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eafa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50ade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5" style:family="text">
      <style:text-properties officeooo:rsid="002d58ef"/>
    </style:style>
    <style:style style:name="T16" style:family="text">
      <style:text-properties officeooo:rsid="002d9bbf"/>
    </style:style>
    <style:style style:name="T17" style:family="text">
      <style:text-properties officeooo:rsid="002e62e7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3f1460"/>
    </style:style>
    <style:style style:name="T20" style:family="text">
      <style:text-properties officeooo:rsid="0043c3d8"/>
    </style:style>
    <style:style style:name="T21" style:family="text">
      <style:text-properties officeooo:rsid="004511b8"/>
    </style:style>
    <style:style style:name="T22" style:family="text">
      <style:text-properties officeooo:rsid="004a7e96"/>
    </style:style>
    <style:style style:name="T23" style:family="text">
      <style:text-properties officeooo:rsid="004c37e1"/>
    </style:style>
    <style:style style:name="T24" style:family="text">
      <style:text-properties officeooo:rsid="004c9eec"/>
    </style:style>
    <style:style style:name="T25" style:family="text">
      <style:text-properties officeooo:rsid="0050ade4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0">ejercicio</text:p>
          </table:table-cell>
          <table:table-cell table:style-name="Tabla1.B1" office:value-type="string">
            <text:p text:style-name="P1">tema</text:p>
          </table:table-cell>
        </table:table-row>
        <table:table-row table:style-name="Tabla1.2">
          <table:table-cell table:style-name="Tabla1.A2" office:value-type="string">
            <text:p text:style-name="P21">Java</text:p>
          </table:table-cell>
          <table:table-cell table:style-name="Tabla1.B2" office:value-type="string">
            <text:p text:style-name="P30"/>
          </table:table-cell>
        </table:table-row>
        <table:table-row table:style-name="Tabla1.2">
          <table:table-cell table:style-name="Tabla1.A2" office:value-type="string">
            <text:p text:style-name="P2">u1Java/FreeHInputStream.<text:span text:style-name="T15">java</text:span></text:p>
          </table:table-cell>
          <table:table-cell table:style-name="Tabla1.B2" office:value-type="string">
            <text:p text:style-name="P31">Process, ProcessBuilder, InputStreamReader, getInputStream(), <text:span text:style-name="T15">free -h</text:span></text:p>
          </table:table-cell>
        </table:table-row>
        <table:table-row table:style-name="Tabla1.2">
          <table:table-cell table:style-name="Tabla1.A2" office:value-type="string">
            <text:p text:style-name="P3">u1Java/<text:span text:style-name="T15">IpListLinuxWin.java</text:span></text:p>
          </table:table-cell>
          <table:table-cell table:style-name="Tabla1.B2" office:value-type="string">
            <text:p text:style-name="P32">Ip -a, linux, windows, InputStream, <text:span text:style-name="T16">regex, split(), matches(), System.getProperty(), Process, ProcessBuilder</text:span></text:p>
          </table:table-cell>
        </table:table-row>
        <table:table-row table:style-name="Tabla1.2">
          <table:table-cell table:style-name="Tabla1.A2" office:value-type="string">
            <text:p text:style-name="P4">u1Java/<text:span text:style-name="T15">Ip.java</text:span></text:p>
          </table:table-cell>
          <table:table-cell table:style-name="Tabla1.B2" office:value-type="string">
            <text:p text:style-name="P33">Ipconfig, <text:span text:style-name="T18">PrsocessBuilder</text:span>, <text:s/>waitFor(), exitCode, InputStream</text:p>
          </table:table-cell>
        </table:table-row>
        <table:table-row table:style-name="Tabla1.2">
          <table:table-cell table:style-name="Tabla1.A2" office:value-type="string">
            <text:p text:style-name="P4">u1Java/<text:span text:style-name="T17">TarCompressor.java</text:span></text:p>
          </table:table-cell>
          <table:table-cell table:style-name="Tabla1.B2" office:value-type="string">
            <text:p text:style-name="P33">Tar, ProcessBuilder</text:p>
          </table:table-cell>
        </table:table-row>
        <table:table-row table:style-name="Tabla1.2">
          <table:table-cell table:style-name="Tabla1.A2" office:value-type="string">
            <text:p text:style-name="P7">u2/Threads/Banco.java</text:p>
          </table:table-cell>
          <table:table-cell table:style-name="Tabla1.B2" office:value-type="string">
            <text:p text:style-name="P34">Runnable, lambda, new Thread(), <text:s/>synchronized, join()</text:p>
          </table:table-cell>
        </table:table-row>
        <table:table-row table:style-name="Tabla1.2">
          <table:table-cell table:style-name="Tabla1.A2" office:value-type="string">
            <text:p text:style-name="P5">u2/Threads/CancionInfantilMain.java</text:p>
            <text:p text:style-name="P5">u2/Threads/CancionInfantil.java</text:p>
          </table:table-cell>
          <table:table-cell table:style-name="Tabla1.B2" office:value-type="string">
            <text:p text:style-name="P35">Thread, enum, Runnable, setPriority()</text:p>
          </table:table-cell>
        </table:table-row>
        <table:table-row table:style-name="Tabla1.2">
          <table:table-cell table:style-name="Tabla1.A2" office:value-type="string">
            <text:p text:style-name="P6">u2/Threads/CarreraCorredor.java</text:p>
          </table:table-cell>
          <table:table-cell table:style-name="Tabla1.B2" office:value-type="string">
            <text:p text:style-name="P35">Synchronized, wait(), System.currentTimeMillis(), notify(), Object</text:p>
          </table:table-cell>
        </table:table-row>
        <table:table-row table:style-name="Tabla1.2">
          <table:table-cell table:style-name="Tabla1.A2" office:value-type="string">
            <text:p text:style-name="P6">u2/Threads/CarreraNotifyAll.java</text:p>
          </table:table-cell>
          <table:table-cell table:style-name="Tabla1.B2" office:value-type="string">
            <text:p text:style-name="P35">isAlive(), interrupt(), notifyAll(), Thread, Object, synchronized, ArrayList&lt;Thread&gt;</text:p>
          </table:table-cell>
        </table:table-row>
        <table:table-row table:style-name="Tabla1.2">
          <table:table-cell table:style-name="Tabla1.A2" office:value-type="string">
            <text:p text:style-name="P8">u2/Threads/ImplementaRunnableMain.java</text:p>
            <text:p text:style-name="P8">u2/Threads/ImplementaRunnableClase.java</text:p>
          </table:table-cell>
          <table:table-cell table:style-name="Tabla1.B2" office:value-type="string">
            <text:p text:style-name="P36">Runnable con parámetro en constructor, run(), Thread, setName(), getName(), <text:span text:style-name="T19">ArrayList&lt;Thread&gt;, </text:span>start(), join()</text:p>
          </table:table-cell>
        </table:table-row>
        <table:table-row table:style-name="Tabla1.2">
          <table:table-cell table:style-name="Tabla1.A2" office:value-type="string">
            <text:p text:style-name="P9">u2/Threads/SynchronizedCounter.java</text:p>
            <text:p text:style-name="P9">u2/Threads/SynchronizedWith5Threads.java</text:p>
          </table:table-cell>
          <table:table-cell table:style-name="Tabla1.B2" office:value-type="string">
            <text:p text:style-name="P37">synchronized, Runnable, Thread, join()</text:p>
          </table:table-cell>
        </table:table-row>
        <table:table-row table:style-name="Tabla1.2">
          <table:table-cell table:style-name="Tabla1.A2" office:value-type="string">
            <text:p text:style-name="P22"><text:span text:style-name="T2">u2/Threads/T</text:span><text:span text:style-name="T3">hread3OpcionesAux</text:span><text:span text:style-name="T2">.java</text:span></text:p>
            <text:p text:style-name="P22"><text:span text:style-name="T2">u2/Threads/T</text:span><text:span text:style-name="T3">hread3OpcionesMain</text:span><text:span text:style-name="T2">.java</text:span></text:p>
          </table:table-cell>
          <table:table-cell table:style-name="Tabla1.B2" office:value-type="string">
            <text:p text:style-name="P38">extends Thread, run(), lambda vs Runnable, start(), join()</text:p>
          </table:table-cell>
        </table:table-row>
        <table:table-row table:style-name="Tabla1.2">
          <table:table-cell table:style-name="Tabla1.A2" office:value-type="string">
            <text:p text:style-name="P23"><text:span text:style-name="T4">u3/U</text:span><text:span text:style-name="T5">nicast/ClienteServidorBasico</text:span></text:p>
            <text:p text:style-name="P23"/>
          </table:table-cell>
          <table:table-cell table:style-name="Tabla1.B2" office:value-type="string">
            <text:p text:style-name="P39">DatagramSocket, DatagramPacket, UDP <text:span text:style-name="T20">Unicast</text:span>, receive(), end(), InetAddress, <text:s/>getByName(), <text:span text:style-name="T20">getBytes()</text:span></text:p>
          </table:table-cell>
        </table:table-row>
        <table:table-row table:style-name="Tabla1.2">
          <table:table-cell table:style-name="Tabla1.A2" office:value-type="string">
            <text:p text:style-name="P24"><text:span text:style-name="T4">u3/Unicast/C</text:span><text:span text:style-name="T6">hatWithIpList</text:span></text:p>
          </table:table-cell>
          <table:table-cell table:style-name="Tabla1.B2" office:value-type="string">
            <text:p text:style-name="P39">DatagramSocket, DatagramPacket, UDP <text:span text:style-name="T20">Unicast</text:span>, receive(), end(), <text:span text:style-name="T20">ArrayList&lt;</text:span>InetAddress<text:span text:style-name="T20">&gt;</text:span>, <text:s/>getByName(), <text:span text:style-name="T20">Scanner, getBytes(), getAddress()</text:span></text:p>
          </table:table-cell>
        </table:table-row>
        <table:table-row table:style-name="Tabla1.2">
          <table:table-cell table:style-name="Tabla1.A2" office:value-type="string">
            <text:p text:style-name="P24"><text:span text:style-name="T4">u3/Unicast/</text:span><text:span text:style-name="T6">LiftControlRoom</text:span></text:p>
          </table:table-cell>
          <table:table-cell table:style-name="Tabla1.B2" office:value-type="string">
            <text:p text:style-name="P40">enum, <text:s/>Thread, UDP Unicast, JFrame, JPanel, Jbutton, Swing</text:p>
          </table:table-cell>
        </table:table-row>
        <table:table-row table:style-name="Tabla1.2">
          <table:table-cell table:style-name="Tabla1.A2" office:value-type="string">
            <text:p text:style-name="P10">u3/Unicast/MulticlientChat</text:p>
          </table:table-cell>
          <table:table-cell table:style-name="Tabla1.B2" office:value-type="string">
            <text:p text:style-name="P41">UDP Unicast</text:p>
          </table:table-cell>
        </table:table-row>
        <table:table-row table:style-name="Tabla1.2">
          <table:table-cell table:style-name="Tabla1.A2" office:value-type="string">
            <text:p text:style-name="P10">u3/Unicast/Tarea1</text:p>
          </table:table-cell>
          <table:table-cell table:style-name="Tabla1.B2" office:value-type="string">
            <text:p text:style-name="P41">UDP Unicast, <text:span text:style-name="T21">parseInt(), args</text:span></text:p>
          </table:table-cell>
        </table:table-row>
        <table:table-row table:style-name="Tabla1.2">
          <table:table-cell table:style-name="Tabla1.A2" office:value-type="string">
            <text:p text:style-name="P11">u3/Unicast/UnicastPrime</text:p>
          </table:table-cell>
          <table:table-cell table:style-name="Tabla1.B2" office:value-type="string">
            <text:p text:style-name="P41">UDP Unicast, <text:span text:style-name="T21">Scanner, <text:s/>primo (isPrime()), getPort()</text:span></text:p>
          </table:table-cell>
        </table:table-row>
        <table:table-row table:style-name="Tabla1.2">
          <table:table-cell table:style-name="Tabla1.A2" office:value-type="string">
            <text:p text:style-name="P51"><text:span text:style-name="T7">u3/Unicast/U</text:span><text:span text:style-name="T14">dpConPuertosPredefinidos</text:span></text:p>
          </table:table-cell>
          <table:table-cell table:style-name="Tabla1.B2" office:value-type="string">
            <text:p text:style-name="P52">UDP puertos predefinidos, doble puerto</text:p>
          </table:table-cell>
        </table:table-row>
        <table:table-row table:style-name="Tabla1.2">
          <table:table-cell table:style-name="Tabla1.A2" office:value-type="string">
            <text:p text:style-name="P15">u3/Broadcast/BroadcastBasico</text:p>
          </table:table-cell>
          <table:table-cell table:style-name="Tabla1.B2" office:value-type="string">
            <text:p text:style-name="P49"><text:span text:style-name="T6">UDP B</text:span><text:span text:style-name="T7">roadcast</text:span><text:span text:style-name="T6">, </text:span><text:span text:style-name="T7">setBroadcast(), getAddress(), getPort(), wildcard (</text:span><text:span text:style-name="T8">escuchar en </text:span><text:span text:style-name="T7">cualquier red)</text:span></text:p>
          </table:table-cell>
        </table:table-row>
        <table:table-row table:style-name="Tabla1.2">
          <table:table-cell table:style-name="Tabla1.A2" office:value-type="string">
            <text:p text:style-name="P16">u3/Broadcast/BroadcastNotepad</text:p>
          </table:table-cell>
          <table:table-cell table:style-name="Tabla1.B2" office:value-type="string">
            <text:p text:style-name="P42">UDP Broadcast, setBroadcast(), ProcessBuilder</text:p>
          </table:table-cell>
        </table:table-row>
        <table:table-row table:style-name="Tabla1.2">
          <table:table-cell table:style-name="Tabla1.A2" office:value-type="string">
            <text:p text:style-name="P25"><text:span text:style-name="T4">u3/M</text:span><text:span text:style-name="T9">ulticast</text:span><text:span text:style-name="T4">/M</text:span><text:span text:style-name="T9">ulticastSend</text:span></text:p>
          </table:table-cell>
          <table:table-cell table:style-name="Tabla1.B2" office:value-type="string">
            <text:p text:style-name="P43">UDP Multicast, NetworkInterface, getNetworkInterface(), Scanner, MulticastSocket, joinGroup() </text:p>
          </table:table-cell>
        </table:table-row>
        <table:table-row table:style-name="Tabla1.2">
          <table:table-cell table:style-name="Tabla1.A2" office:value-type="string">
            <text:p text:style-name="P12">u3/TCP/EnviarPdf</text:p>
          </table:table-cell>
          <table:table-cell table:style-name="Tabla1.B2" office:value-type="string">
            <text:p text:style-name="P44">TCP, Socket, ServerSocket, accept(), DataInputStream, <text:s/>DataOutputStream, getInputStream(), getOutputStream(), FileInputStream, FileOutputStream, lectura y escritura de bytes, leer y escribir byte a byte, read(), write(), <text:span text:style-name="T22">Thread (lambda)</text:span></text:p>
          </table:table-cell>
        </table:table-row>
        <table:table-row table:style-name="Tabla1.2">
          <table:table-cell table:style-name="Tabla1.A2" office:value-type="string">
            <text:p text:style-name="P12">u3/TCP/<text:span text:style-name="T22">ServerComando</text:span></text:p>
          </table:table-cell>
          <table:table-cell table:style-name="Tabla1.B2" office:value-type="string">
            <text:p text:style-name="P44">TCP, <text:span text:style-name="T22">BufferedReader, readLine(), ProcessBuilder, writeUTF(), readUTF()</text:span></text:p>
          </table:table-cell>
        </table:table-row>
        <table:table-row table:style-name="Tabla1.2">
          <table:table-cell table:style-name="Tabla1.A2" office:value-type="string">
            <text:p text:style-name="P13">u3/TCP/<text:span text:style-name="T22">ServerCuentaConsonantes</text:span></text:p>
          </table:table-cell>
          <table:table-cell table:style-name="Tabla1.B2" office:value-type="string">
            <text:p text:style-name="P44">TCP, <text:span text:style-name="T22">Character.toLowerCase(), Character.isLetter(), charAt(), contar vocales y cononantes</text:span></text:p>
          </table:table-cell>
        </table:table-row>
        <table:table-row table:style-name="Tabla1.2">
          <table:table-cell table:style-name="Tabla1.A2" office:value-type="string">
            <text:p text:style-name="P12">u3/TCP/<text:span text:style-name="T22">TcpConThreads</text:span></text:p>
          </table:table-cell>
          <table:table-cell table:style-name="Tabla1.B2" office:value-type="string">
            <text:p text:style-name="P44">TCP, <text:span text:style-name="T22">Thread (Runnable), pasar el socket como parámetro al </text:span><text:soft-page-break/><text:span text:style-name="T22">Runnable, server.accept()</text:span></text:p>
          </table:table-cell>
        </table:table-row>
        <table:table-row table:style-name="Tabla1.2">
          <table:table-cell table:style-name="Tabla1.A2" office:value-type="string">
            <text:p text:style-name="P14">u4/EmailConMaven</text:p>
          </table:table-cell>
          <table:table-cell table:style-name="Tabla1.B2" office:value-type="string">
            <text:p text:style-name="P45">Smtp, email, dependencia de ‘simple mail’ (pom.xml), simplemail, simplejavamail</text:p>
          </table:table-cell>
        </table:table-row>
        <table:table-row table:style-name="Tabla1.29">
          <table:table-cell table:style-name="Tabla1.A2" office:value-type="string">
            <text:p text:style-name="P14">u4/HtmlServer</text:p>
          </table:table-cell>
          <table:table-cell table:style-name="Tabla1.B2" office:value-type="string">
            <text:p text:style-name="P45">HTTP, html, BufferedReader, BufferedWriter, <text:span text:style-name="T24">FileReader, </text:span>readLine(), write(), <text:span text:style-name="T23">flush(), split(), replaceFirst()</text:span></text:p>
          </table:table-cell>
        </table:table-row>
        <table:table-row table:style-name="Tabla1.2">
          <table:table-cell table:style-name="Tabla1.A2" office:value-type="string">
            <text:p text:style-name="P26"><text:span text:style-name="T10">u4/A</text:span><text:span text:style-name="T11">piOperaciones</text:span></text:p>
          </table:table-cell>
          <table:table-cell table:style-name="Tabla1.B2" office:value-type="string">
            <text:p text:style-name="P46">HTTP, JSON, switch, Integer.parseInt(), split(), respuestas HTTP, suma, resta, multiplicación, división, HTTP 200, HTTP 400</text:p>
          </table:table-cell>
        </table:table-row>
        <table:table-row table:style-name="Tabla1.2">
          <table:table-cell table:style-name="Tabla1.A2" office:value-type="string">
            <text:p text:style-name="P17">PracticaExamen/TcpBidireccional</text:p>
          </table:table-cell>
          <table:table-cell table:style-name="Tabla1.B2" office:value-type="string">
            <text:p text:style-name="P47">TCP bidireccional, server recibe y devuelve, writeUTF(), readUTF()</text:p>
          </table:table-cell>
        </table:table-row>
        <table:table-row table:style-name="Tabla1.32">
          <table:table-cell table:style-name="Tabla1.A2" office:value-type="string">
            <text:p text:style-name="P27"><text:span text:style-name="T12">PracticaExamen/O</text:span><text:span text:style-name="T13">bserverUdpPrimo</text:span></text:p>
            <text:p text:style-name="P28"><text:span text:style-name="T1">Observer</text:span><text:span text:style-name="T12">/O</text:span><text:span text:style-name="T1">bserverUdpPrimo</text:span></text:p>
          </table:table-cell>
          <table:table-cell table:style-name="Tabla1.B2" office:value-type="string">
            <text:p text:style-name="P48">UDP bidireccional, observer simple, server recibe y devuelve</text:p>
          </table:table-cell>
        </table:table-row>
        <table:table-row table:style-name="Tabla1.32">
          <table:table-cell table:style-name="Tabla1.A2" office:value-type="string">
            <text:p text:style-name="P27"/>
          </table:table-cell>
          <table:table-cell table:style-name="Tabla1.B2" office:value-type="string">
            <text:p text:style-name="P48"/>
          </table:table-cell>
        </table:table-row>
        <table:table-row table:style-name="Tabla1.32">
          <table:table-cell table:style-name="Tabla1.A2" office:value-type="string">
            <text:p text:style-name="P27"/>
          </table:table-cell>
          <table:table-cell table:style-name="Tabla1.B2" office:value-type="string">
            <text:p text:style-name="P48"/>
          </table:table-cell>
        </table:table-row>
        <table:table-row table:style-name="Tabla1.32">
          <table:table-cell table:style-name="Tabla1.A2" office:value-type="string">
            <text:p text:style-name="P27"/>
          </table:table-cell>
          <table:table-cell table:style-name="Tabla1.B2" office:value-type="string">
            <text:p text:style-name="P48"/>
          </table:table-cell>
        </table:table-row>
        <table:table-row table:style-name="Tabla1.32">
          <table:table-cell table:style-name="Tabla1.A2" office:value-type="string">
            <text:p text:style-name="P27"/>
          </table:table-cell>
          <table:table-cell table:style-name="Tabla1.B2" office:value-type="string">
            <text:p text:style-name="P48"/>
          </table:table-cell>
        </table:table-row>
        <table:table-row table:style-name="Tabla1.32">
          <table:table-cell table:style-name="Tabla1.A2" office:value-type="string">
            <text:p text:style-name="P50"/>
          </table:table-cell>
          <table:table-cell table:style-name="Tabla1.B2" office:value-type="string">
            <text:p text:style-name="P48"/>
          </table:table-cell>
        </table:table-row>
      </table:table>
      <text:p text:style-name="P18"/>
      <text:p text:style-name="P18"/>
      <text:p text:style-name="P19"/>
      <text:p text:style-name="P29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3-04T13:45:00.240000000</dc:date>
    <meta:editing-duration>PT10H51M28S</meta:editing-duration>
    <meta:editing-cycles>59</meta:editing-cycles>
    <meta:generator>LibreOffice/6.3.2.2$Windows_X86_64 LibreOffice_project/98b30e735bda24bc04ab42594c85f7fd8be07b9c</meta:generator>
    <meta:document-statistic meta:table-count="1" meta:image-count="0" meta:object-count="0" meta:page-count="2" meta:paragraph-count="68" meta:word-count="274" meta:character-count="3237" meta:non-whitespace-character-count="3023"/>
  </office:meta>
</office:document-meta>
</file>